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.26pt"/>
    </style:style>
    <style:style style:name="co2" style:family="table-column">
      <style:table-column-properties fo:break-before="auto" style:column-width="125.49pt"/>
    </style:style>
    <style:style style:name="co3" style:family="table-column">
      <style:table-column-properties fo:break-before="auto" style:column-width="181.16pt"/>
    </style:style>
    <style:style style:name="co4" style:family="table-column">
      <style:table-column-properties fo:break-before="auto" style:column-width="137.31pt"/>
    </style:style>
    <style:style style:name="co5" style:family="table-column">
      <style:table-column-properties fo:break-before="auto" style:column-width="35.4pt"/>
    </style:style>
    <style:style style:name="co6" style:family="table-column">
      <style:table-column-properties fo:break-before="auto" style:column-width="575.35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 style:data-style-name="N3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Part Nu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BeagleBone</text:p>
          </table:table-cell>
          <table:table-cell office:value-type="string" calcext:value-type="string">
            <text:p>BeagleBone Black</text:p>
          </table:table-cell>
          <table:table-cell/>
          <table:table-cell office:value-type="string" calcext:value-type="string">
            <text:p>test mul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NUCLEO-F411RE</text:p>
          </table:table-cell>
          <table:table-cell office:value-type="string" calcext:value-type="string">
            <text:p>Nucleo-32 M4 dev board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s://www.digikey.com/product-detail/en/stmicroelectronics/NUCLEO-F411RE/497-14711-ND/48664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NUCLEO-F042K6</text:p>
          </table:table-cell>
          <table:table-cell office:value-type="string" calcext:value-type="string">
            <text:p>Nucleo-32 M0 dev board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s://www.digikey.com/products/en?keywords=497-15980-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veShare</text:p>
          </table:table-cell>
          <table:table-cell office:value-type="string" calcext:value-type="string">
            <text:p>SN65HVD230</text:p>
          </table:table-cell>
          <table:table-cell office:value-type="string" calcext:value-type="string">
            <text:p>CAN transceiver board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http://www.waveshare.com/sn65hvd230-can-board.ht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toFusion</text:p>
          </table:table-cell>
          <table:table-cell office:value-type="string" calcext:value-type="string">
            <text:p>CANable</text:p>
          </table:table-cell>
          <table:table-cell office:value-type="string" calcext:value-type="string">
            <text:p>USB to CAN bus adapter board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s://www.tindie.com/products/protofusion/canable-usb-to-can-bus-adapter/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USB HUB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s://www.amazon.com/ONCHOICE-4xUSB3-0-3xUSB2-0-Switch-Adapter/dp/B01FHS7FAW/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USB cable, type A male to mini B, 12”</text:p>
          </table:table-cell>
          <table:table-cell office:value-type="string" calcext:value-type="string">
            <text:p>BBB, Nucleo-64 to USB hub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http://www.pchcables.com/1footusb.htm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USB cable, type A male to micro B, 12”</text:p>
          </table:table-cell>
          <table:table-cell office:value-type="string" calcext:value-type="string">
            <text:p>Nucleo-32 to USB hub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://www.pchcables.com/1fousb20tyma1.htm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USB cable, type A male to micro B, 8”</text:p>
          </table:table-cell>
          <table:table-cell office:value-type="string" calcext:value-type="string">
            <text:p>CANable to USB hub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://www.pchcables.com/8inusb20tyma.htm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jumper wire, female-to-female, 75mm</text:p>
          </table:table-cell>
          <table:table-cell office:value-type="string" calcext:value-type="string">
            <text:p>Nucleo-64 to CAN xcv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https://www.digikey.com/product-detail/en/adafruit-industries-llc/794/1528-1159-ND/535361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jumper wire, female-to-male, 75mm</text:p>
          </table:table-cell>
          <table:table-cell office:value-type="string" calcext:value-type="string">
            <text:p>BBB, Nucleo-32 to CAN xcvr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https://www.digikey.com/product-detail/en/adafruit-industries-llc/825/1528-1161-ND/535362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ex spacer, M3, 15mm</text:p>
          </table:table-cell>
          <table:table-cell office:value-type="string" calcext:value-type="string">
            <text:p>BBB, Nucleo-64 mounting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https://www.digikey.com/product-detail/en/wurth-electronics-inc/970150321/732-10568-ND/617478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crew, pan head, M3-0.5, 6mm</text:p>
          </table:table-cell>
          <table:table-cell office:value-type="string" calcext:value-type="string">
            <text:p>BBB, Nucleo-64 to spacers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crew, pan head, M3-0.5, 12mm</text:p>
          </table:table-cell>
          <table:table-cell office:value-type="string" calcext:value-type="string">
            <text:p>spacers to mount plate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washer, M3</text:p>
          </table:table-cell>
          <table:table-cell office:value-type="string" calcext:value-type="string">
            <text:p>screws to spacers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9"/>
        </table:table-row>
        <table:table-row table:style-name="ro2" table:number-rows-repeated="15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6:00:46.439084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6:44:06.907941586</meta:creation-date>
    <dc:date>2017-04-20T16:55:22.347746478</dc:date>
    <meta:editing-duration>PT1H47M23S</meta:editing-duration>
    <meta:editing-cycles>13</meta:editing-cycles>
    <meta:generator>LibreOffice/5.2.6.2$Linux_X86_64 LibreOffice_project/20m0$Build-2</meta:generator>
    <meta:document-statistic meta:table-count="1" meta:cell-count="66" meta:object-count="0"/>
  </office:meta>
</office:document-meta>
</file>